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Alex Plunkett<text:s/>X17331006</text:p>
      <text:p text:style-name="P2">Piyush Sharma<text:s/>X17342356</text:p>
      <text:p text:style-name="P3">Nathan Hodgkiss<text:s/>X17381176</text:p>
      <text:p text:style-name="P4">Dylan Murphy<text:s/>X17506166</text:p>
      <text:p text:style-name="Normal"/>
      <text:p text:style-name="Normal"/>
      <text:p text:style-name="P5"><text:span text:style-name="T6">sabcamctv.wordpress.c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Plunkett</meta:initial-creator>
    <dc:creator>Alex Plunkett</dc:creator>
    <meta:creation-date>2018-04-29T12:20:00Z</meta:creation-date>
    <dc:date>2018-04-29T14:11:00Z</dc:date>
    <meta:template xlink:href="Normal" xlink:type="simple"/>
    <meta:editing-cycles>1</meta:editing-cycles>
    <meta:editing-duration>PT6660S</meta:editing-duration>
    <meta:document-statistic meta:page-count="1" meta:paragraph-count="1" meta:word-count="18" meta:character-count="122" meta:row-count="1" meta:non-whitespace-character-count="105"/>
  </office:meta>
</office:document-meta>
</file>